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b5d" officeooo:paragraph-rsid="00093b5d"/>
    </style:style>
    <style:style style:name="T1" style:family="text">
      <style:text-properties officeooo:rsid="000aa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éer une clé API</text:h>
      <text:p text:style-name="P1">Une fois la clé crée la mettre quelque part de sur. On peut voi<text:span text:style-name="T1">r</text:span> la clé qu’une seule foi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2:59:30.859000000</meta:creation-date>
    <meta:editing-duration>PT2M3S</meta:editing-duration>
    <meta:editing-cycles>2</meta:editing-cycles>
    <meta:generator>LibreOffice/24.2.4.2$Windows_X86_64 LibreOffice_project/51a6219feb6075d9a4c46691dcfe0cd9c4fff3c2</meta:generator>
    <dc:date>2024-07-27T13:00:29.039000000</dc:date>
    <meta:document-statistic meta:table-count="0" meta:image-count="0" meta:object-count="0" meta:page-count="1" meta:paragraph-count="2" meta:word-count="23" meta:character-count="106" meta:non-whitespace-character-count="85"/>
  </office:meta>
</office:document-meta>
</file>